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7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336" style:family="paragraph" style:parent-style-name="Table_20_Contents">
      <style:text-properties style:font-name="ＭＳ Ｐゴシック" style:font-name-asian="ＭＳ Ｐゴシック"/>
    </style:style>
    <style:style style:name="P33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338" style:family="paragraph" style:parent-style-name="Text_20_body" style:list-style-name="L304">
      <style:text-properties style:font-name="Arial" fo:font-size="13pt" style:font-name-asian="Arimo" style:font-size-asian="13pt" style:font-size-complex="13pt"/>
    </style:style>
    <style:style style:name="P339" style:family="paragraph" style:parent-style-name="Text_20_body">
      <style:text-properties style:font-name="ＭＳ Ｐゴシック" style:font-name-asian="ＭＳ Ｐゴシック"/>
    </style:style>
    <style:style style:name="P340" style:family="paragraph" style:parent-style-name="Text_20_body" style:list-style-name="L30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345" style:family="paragraph" style:parent-style-name="Standard" style:list-style-name="L304">
      <style:text-properties style:font-name="Arial" fo:font-size="13pt" style:font-name-asian="Arimo" style:font-size-asian="13pt" style:font-size-complex="13pt"/>
    </style:style>
    <style:style style:name="P3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6077152113838277693" text:style-name="L1">
              <text:list-item>
                <text:p text:style-name="P17">開始 <text:s/>：　１０：１０무렵</text:p>
              </text:list-item>
              <text:list-item>
                <text:p text:style-name="P17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3821078861806373261" text:style-name="L2">
              <text:list-item>
                <text:p text:style-name="P18">足立工業。세 사람. </text:p>
              </text:list-item>
              <text:list-item>
                <text:p text:style-name="P18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8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8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7195489653008287626" text:style-name="L3">
              <text:list-item>
                <text:p text:style-name="P19">바이브는 세 사람으로 했었다. 제일 마지막, 슬라브를 칠 때가 되어, 두 사람으로 했다.</text:p>
              </text:list-item>
              <text:list-item>
                <text:p text:style-name="P19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393190125491130965" text:style-name="L4">
              <text:list-item>
                <text:p text:style-name="P20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5023882212606043539" text:style-name="L5">
              <text:list-item>
                <text:p text:style-name="P21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9180003970942824296" text:style-name="L6">
              <text:list-item>
                <text:p text:style-name="P22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7709941783989217942" text:style-name="L7">
              <text:list-item>
                <text:p text:style-name="P23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3759369080592612928" text:style-name="L8">
              <text:list-item>
                <text:p text:style-name="P24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1983006028989623476" text:style-name="L9">
              <text:list-item>
                <text:p text:style-name="P25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5891080777647266374" text:style-name="L10">
              <text:list-item>
                <text:p text:style-name="P26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2810048546746426252" text:style-name="L11">
              <text:list-item>
                <text:p text:style-name="P2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5697751260304009537" text:style-name="L12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963485705176997500" text:style-name="L13">
              <text:list-item>
                <text:p text:style-name="P29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9172129369664176525" text:style-name="L14">
              <text:list-item>
                <text:p text:style-name="P30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4314473757144490572" text:style-name="L15">
              <text:list-item>
                <text:p text:style-name="P31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2737186423300329685" text:style-name="L16">
              <text:list-item>
                <text:p text:style-name="P32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7675553071935199387" text:style-name="L17">
              <text:list-item>
                <text:p text:style-name="P33">開始　：　９時すぎか。</text:p>
              </text:list-item>
              <text:list-item>
                <text:p text:style-name="P33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2357373431116877242" text:style-name="L18">
              <text:list-item>
                <text:p text:style-name="P34">那須産業。두 사람.</text:p>
              </text:list-item>
              <text:list-item>
                <text:p text:style-name="P34">한 사람은 일본인. <text:s/>다른 사람은 베트남인인가.</text:p>
              </text:list-item>
              <text:list-item>
                <text:p text:style-name="P34">일본인 분. 직장인가. 체격이 좋다. / 처음 때, 토공 가게 분들의 이른바 `도시락` 을 스스로 그 위치를 바꾸고 있었다. </text:p>
              </text:list-item>
              <text:list-item>
                <text:p text:style-name="P34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3128652601830655102" text:style-name="L19">
              <text:list-item>
                <text:p text:style-name="P35">바이브(진동기), 두 사람. / 내가 담당했던 사람은 베트남인. 젊다. 작은 몸집.</text:p>
              </text:list-item>
              <text:list-item>
                <text:p text:style-name="P35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1447033494951226560" text:style-name="L20">
              <text:list-item>
                <text:p text:style-name="P36">본직 사람일까. 175 정도. 긴 몸집. 길쭉하다.</text:p>
              </text:list-item>
              <text:list-item>
                <text:p text:style-name="P36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3152339029609244360" text:style-name="L21">
              <text:list-item>
                <text:p text:style-name="P37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557914989165496343" text:style-name="L22">
              <text:list-item>
                <text:p text:style-name="P38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974955351841666576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6126988007170368926" text:style-name="L24">
              <text:list-item>
                <text:p text:style-name="P40">세 명. 소장은 간사이의 사람인가. 말 속에 그 지역의 억양이 넣고 있다.</text:p>
              </text:list-item>
              <text:list-item>
                <text:p text:style-name="P40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5622529984334361947" text:style-name="L25">
              <text:list-item>
                <text:p text:style-name="P41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3944503493292698975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8816140380499167989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3728654685023383040" text:style-name="L28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1705939032874460711" text:style-name="L29">
              <text:list-item>
                <text:p text:style-name="P45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5116453368678511018" text:style-name="L30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535408452629581577" text:style-name="L31">
              <text:list-item>
                <text:p text:style-name="P47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8751028918388214169" text:style-name="L32">
              <text:list-item>
                <text:p text:style-name="P48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1573274736742594183" text:style-name="L33">
              <text:list-item>
                <text:p text:style-name="P49">開始　：　９：１０ 정도</text:p>
              </text:list-item>
              <text:list-item>
                <text:p text:style-name="P49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3811313432054270905" text:style-name="L34">
              <text:list-item>
                <text:p text:style-name="P50">`貢石` 。두 명</text:p>
              </text:list-item>
              <text:list-item>
                <text:p text:style-name="P50">컨트롤러를 갓고 있었던 분은 `てつ` 라는 문자가 들어있는 씰을 헬벳에 붙이고 있다.</text:p>
              </text:list-item>
              <text:list-item>
                <text:p text:style-name="P50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7954450095973236504" text:style-name="L35">
              <text:list-item>
                <text:p text:style-name="P51">바이브 두 명.</text:p>
              </text:list-item>
              <text:list-item>
                <text:p text:style-name="P51">내가 담당해던 분은 베트남인. 165 좀. 젊다.</text:p>
              </text:list-item>
              <text:list-item>
                <text:p text:style-name="P51">이전에도 본 적이 있을까. / 본 적이 있는 것 같은 느낌이 있다.</text:p>
              </text:list-item>
              <text:list-item>
                <text:p text:style-name="P51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4260233156191710580" text:style-name="L36">
              <text:list-item>
                <text:p text:style-name="P52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2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9193855211742051442" text:style-name="L37">
              <text:list-item>
                <text:p text:style-name="P53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6082586252272032543" text:style-name="L38">
              <text:list-item>
                <text:p text:style-name="P54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529998564508116987" text:style-name="L39">
              <text:list-item>
                <text:p text:style-name="P55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2227479391195897463" text:style-name="L40">
              <text:list-item>
                <text:p text:style-name="P56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43255160279022052" text:style-name="L41">
              <text:list-item>
                <text:p text:style-name="P57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8367057014297448302" text:style-name="L42">
              <text:list-item>
                <text:p text:style-name="P58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433629393965146445" text:style-name="L43">
              <text:list-item>
                <text:p text:style-name="P59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3173925884474783045" text:style-name="L44">
              <text:list-item>
                <text:p text:style-name="P60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2488386316114871106" text:style-name="L45">
              <text:list-item>
                <text:p text:style-name="P61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1519554730600581146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6282632379588566363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7555428745651425941" text:style-name="L48">
              <text:list-item>
                <text:p text:style-name="P64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7556615731473846234" text:style-name="L49">
              <text:list-item>
                <text:p text:style-name="P65">開始　９：００무렵 이었을까.</text:p>
              </text:list-item>
              <text:list-item>
                <text:p text:style-name="P65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8688314018294020884" text:style-name="L50">
              <text:list-item>
                <text:p text:style-name="P66">FUJITA</text:p>
              </text:list-item>
              <text:list-item>
                <text:p text:style-name="P66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1647333188331385109" text:style-name="L51">
              <text:list-item>
                <text:p text:style-name="P67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4885994992570799492" text:style-name="L52">
              <text:list-item>
                <text:p text:style-name="P68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3124023602738248984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9046102060153722983" text:style-name="L54">
              <text:list-item>
                <text:p text:style-name="P70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7745874380165228081" text:style-name="L55">
              <text:list-item>
                <text:p text:style-name="P71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3336709435084487187" text:style-name="L56">
              <text:list-item>
                <text:p text:style-name="P72">세 사람. 타설 담당은 두 사람. / 모두 키가 크다.</text:p>
              </text:list-item>
              <text:list-item>
                <text:p text:style-name="P72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5036548524126130214" text:style-name="L57">
              <text:list-item>
                <text:p text:style-name="P73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8630736051613172085" text:style-name="L58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4935774577474692911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667321865577569074" text:style-name="L60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4611325915042214397" text:style-name="L61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8136118485727368979" text:style-name="L62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55860998759333476" text:style-name="L63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2161163926850241170" text:style-name="L64">
              <text:list-item>
                <text:p text:style-name="P80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9001788536079146485" text:style-name="L65">
              <text:list-item>
                <text:p text:style-name="P81">開始　9시 무렵</text:p>
              </text:list-item>
              <text:list-item>
                <text:p text:style-name="P81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6049573557705109831" text:style-name="L66">
              <text:list-item>
                <text:p text:style-name="P82">10 톤. 회사명은 불명. 알아려고 하지 않았다.</text:p>
              </text:list-item>
              <text:list-item>
                <text:p text:style-name="P82">두 명. 모두 젊은 사람.</text:p>
              </text:list-item>
              <text:list-item>
                <text:p text:style-name="P82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8002147033503128856" text:style-name="L67">
              <text:list-item>
                <text:p text:style-name="P83">바이브 두 명. 세 명 이었던 때도 있었을까.</text:p>
              </text:list-item>
              <text:list-item>
                <text:p text:style-name="P83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7282255065327409845" text:style-name="L68">
              <text:list-item>
                <text:p text:style-name="P84">전기 본직 분 있을까. &lt;2&gt; 아사쿠사에서 오는다라고 한다.</text:p>
              </text:list-item>
              <text:list-item>
                <text:p text:style-name="P84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762062758493611966" text:style-name="L69">
              <text:list-item>
                <text:p text:style-name="P8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5963017426939074957" text:style-name="L70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7611473822799861256" text:style-name="L71">
              <text:list-item>
                <text:p text:style-name="P8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5498528471743500876" text:style-name="L72">
              <text:list-item>
                <text:p text:style-name="P88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934976772949856411" text:style-name="L73">
              <text:list-item>
                <text:p text:style-name="P89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4286534805547607011" text:style-name="L74">
              <text:list-item>
                <text:p text:style-name="P9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1272383842226910731" text:style-name="L75">
              <text:list-item>
                <text:p text:style-name="P9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4458726572764220737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2094095201946776925" text:style-name="L77">
              <text:list-item>
                <text:p text:style-name="P93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12491449211437186" text:style-name="L78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2872455455873128832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959013153848712620" text:style-name="L80">
              <text:list-item>
                <text:p text:style-name="P96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3282035412346189213" text:style-name="L81">
              <text:list-item>
                <text:p text:style-name="P97">開始　：　10 시 지날 때.</text:p>
              </text:list-item>
              <text:list-item>
                <text:p text:style-name="P97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3580843781506387661" text:style-name="L82">
              <text:list-item>
                <text:p text:style-name="P98">3 명. 모두 일본 사람.</text:p>
              </text:list-item>
              <text:list-item>
                <text:p text:style-name="P98">호스를 잡고 있었던 사람. 젊은 사람. 20대 후방 정도 일까.</text:p>
              </text:list-item>
              <text:list-item>
                <text:p text:style-name="P98">호스 돌리기 담당. 약간 높은 나이의 사람. 60 대 전반 일까. 얼굴 피부는 얕은 검은 색. 얼굴 피부는 얕은 검은 색.</text:p>
              </text:list-item>
              <text:list-item>
                <text:p text:style-name="P98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3934912091150134237" text:style-name="L83">
              <text:list-item>
                <text:p text:style-name="P99">내가 담당한 사람. 얼굴 윤곽은 사각형. 165 정도. </text:p>
              </text:list-item>
              <text:list-item>
                <text:p text:style-name="P99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3501030849354395583" text:style-name="L84">
              <text:list-item>
                <text:p text:style-name="P100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1540278192481394483" text:style-name="L85">
              <text:list-item>
                <text:p text:style-name="P10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1974144891868770603" text:style-name="L86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2521526335377223218" text:style-name="L87">
              <text:list-item>
                <text:p text:style-name="P103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4238641299739587834" text:style-name="L88">
              <text:list-item>
                <text:p text:style-name="P104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4394204935636126890" text:style-name="L89">
              <text:list-item>
                <text:p text:style-name="P105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1244700157518723832" text:style-name="L90">
              <text:list-item>
                <text:p text:style-name="P10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2932632067465037434" text:style-name="L91">
              <text:list-item>
                <text:p text:style-name="P10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7628277020380513086" text:style-name="L92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4964831241371378510" text:style-name="L93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6516743035662788121" text:style-name="L94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8644505486146973231" text:style-name="L95">
              <text:list-item>
                <text:p text:style-name="P111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8686146132212053444" text:style-name="L96">
              <text:list-item>
                <text:p text:style-name="P112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2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3323312546654784853" text:style-name="L97">
              <text:list-item>
                <text:p text:style-name="P113">開始　： ９時半すぎ。</text:p>
              </text:list-item>
              <text:list-item>
                <text:p text:style-name="P113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5680433364950290446" text:style-name="L98">
              <text:list-item>
                <text:p text:style-name="P114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7998076282802761007" text:style-name="L99">
              <text:list-item>
                <text:p text:style-name="P115">세탁 담당 사람. 고령이라고 보인다.</text:p>
              </text:list-item>
              <text:list-item>
                <text:p text:style-name="P115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5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8160437993003223987" text:style-name="L100">
              <text:list-item>
                <text:p text:style-name="P116">젊은 사람. 30대 중반 정도 일까.</text:p>
              </text:list-item>
              <text:list-item>
                <text:p text:style-name="P116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4974536720991924992" text:style-name="L101">
              <text:list-item>
                <text:p text:style-name="P117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1152370480008313173" text:style-name="L102">
              <text:list-item>
                <text:p text:style-name="P118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3361418855301305999" text:style-name="L103">
              <text:list-item>
                <text:p text:style-name="P119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2228700771939817204" text:style-name="L104">
              <text:list-item>
                <text:p text:style-name="P120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2955422213682675423" text:style-name="L105">
              <text:list-item>
                <text:p text:style-name="P121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607598867336766008" text:style-name="L106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2316035049947758066" text:style-name="L107">
              <text:list-item>
                <text:p text:style-name="P12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3199778424273770750" text:style-name="L108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2089045083449245885" text:style-name="L109">
              <text:list-item>
                <text:p text:style-name="P12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3458181297000774564" text:style-name="L110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2645055692277491181" text:style-name="L111">
              <text:list-item>
                <text:p text:style-name="P127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5192923412125976941" text:style-name="L112">
              <text:list-item>
                <text:p text:style-name="P128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31</dc:date><text:p text:style-name="P346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5990601528524689219" text:style-name="L113">
              <text:list-item>
                <text:p text:style-name="P129">開始　：　9:15 경.</text:p>
              </text:list-item>
              <text:list-item>
                <text:p text:style-name="P129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1599697260569483859" text:style-name="L114">
              <text:list-item>
                <text:p text:style-name="P130">“KYOEI FUJITA”</text:p>
              </text:list-item>
              <text:list-item>
                <text:p text:style-name="P130">3 명. 한 사람은 일본인. / 타설 후반엔 베트남인 두 사람.</text:p>
              </text:list-item>
              <text:list-item>
                <text:p text:style-name="P130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8403501306770776003" text:style-name="L115"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3431319608944287264" text:style-name="L116">
              <text:list-item>
                <text:p text:style-name="P132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5179546853710615148" text:style-name="L117">
              <text:list-item>
                <text:p text:style-name="P13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7764913551750861991" text:style-name="L118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8429628104844182366" text:style-name="L119">
              <text:list-item>
                <text:p text:style-name="P135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5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7517533807787394783" text:style-name="L120">
              <text:list-item>
                <text:p text:style-name="P136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6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501026002878692851" text:style-name="L121">
              <text:list-item>
                <text:p text:style-name="P137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6947132169253430928" text:style-name="L122">
              <text:list-item>
                <text:p text:style-name="P138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2453935621629826501" text:style-name="L123">
              <text:list-item>
                <text:p text:style-name="P13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7499569268769015232" text:style-name="L124">
              <text:list-item>
                <text:p text:style-name="P14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3566798719828637229" text:style-name="L125">
              <text:list-item>
                <text:p text:style-name="P141">현장 앞에 돗자리. 조깅하는 사람들, 때때로.</text:p>
              </text:list-item>
              <text:list-item>
                <text:p text:style-name="P141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3175175236909029996" text:style-name="L126">
              <text:list-item>
                <text:p text:style-name="P142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3114830324995226952" text:style-name="L127">
              <text:list-item>
                <text:p text:style-name="P143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3686999950274052401" text:style-name="L128">
              <text:list-item>
                <text:p text:style-name="P144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1098724763894774506" text:style-name="L129">
              <text:list-item>
                <text:p text:style-name="P145">開始 <text:s/>：　9시 지날 경.</text:p>
              </text:list-item>
              <text:list-item>
                <text:p text:style-name="P145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2565868780186540043" text:style-name="L130">
              <text:list-item>
                <text:p text:style-name="P146">두 사람. 모두 고령 분.</text:p>
              </text:list-item>
              <text:list-item>
                <text:p text:style-name="P146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4377280224487054882" text:style-name="L131">
              <text:list-item>
                <text:p text:style-name="P147">한 사람을 제외해 다른 사람들은 모두 고령자 (라고 보였다.). </text:p>
              </text:list-item>
              <text:list-item>
                <text:p text:style-name="P147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7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6703147429717337486" text:style-name="L132">
              <text:list-item>
                <text:p text:style-name="P148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1289565151765659473" text:style-name="L133">
              <text:list-item>
                <text:p text:style-name="P149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1354923048971198841" text:style-name="L134">
              <text:list-item>
                <text:p text:style-name="P150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4471649516088980248" text:style-name="L135">
              <text:list-item>
                <text:p text:style-name="P151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8196136469896913664" text:style-name="L136">
              <text:list-item>
                <text:p text:style-name="P152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2430228596782629340" text:style-name="L137">
              <text:list-item>
                <text:p text:style-name="P153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8857525008021145048" text:style-name="L138">
              <text:list-item>
                <text:p text:style-name="P154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3224997636556501313" text:style-name="L139">
              <text:list-item>
                <text:p text:style-name="P15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6960005164585236843" text:style-name="L140">
              <text:list-item>
                <text:p text:style-name="P15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4396120323785469066" text:style-name="L141">
              <text:list-item>
                <text:p text:style-name="P157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7905491541050040363" text:style-name="L142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4255729151664282329" text:style-name="L143">
              <text:list-item>
                <text:p text:style-name="P159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5732723923715304928" text:style-name="L144">
              <text:list-item>
                <text:p text:style-name="P160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1193422230339818201" text:style-name="L145">
              <text:list-item>
                <text:p text:style-name="P161">開始 <text:s/>9 시 무렵 일까. 아침례 후, 곧이 아니.</text:p>
              </text:list-item>
              <text:list-item>
                <text:p text:style-name="P161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5870687418816058359" text:style-name="L146">
              <text:list-item>
                <text:p text:style-name="P162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4666180223217677965" text:style-name="L147">
              <text:list-item>
                <text:p text:style-name="P163">노란색 헬멧.</text:p>
              </text:list-item>
              <text:list-item>
                <text:p text:style-name="P163">직장 분 일까. 몸집. 콧수염. 안경을 쓰고 있었는지.</text:p>
                <text:list>
                  <text:list-item>
                    <text:p text:style-name="P163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8951796334789666922" text:style-name="L148">
              <text:list-item>
                <text:p text:style-name="P164">흰 처럼 색의 옷, 입고 있다.</text:p>
              </text:list-item>
              <text:list-item>
                <text:p text:style-name="P164">여름철의 에어컨 옷 일까.</text:p>
              </text:list-item>
              <text:list-item>
                <text:p text:style-name="P164">백발, 약간 있음. 뚱뚱한다.</text:p>
              </text:list-item>
              <text:list-item>
                <text:p text:style-name="P164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3029302879782246078" text:style-name="L149"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271652139658481253" text:style-name="L150"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2128599729834924826" text:style-name="L151">
              <text:list-item>
                <text:p text:style-name="P167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8548303475377596302" text:style-name="L152">
              <text:list-item>
                <text:p text:style-name="P168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8957464228122139516" text:style-name="L153">
              <text:list-item>
                <text:p text:style-name="P169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208312197342098912" text:style-name="L154">
              <text:list-item>
                <text:p text:style-name="P170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403802500398616457" text:style-name="L155">
              <text:list-item>
                <text:p text:style-name="P171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5501014569076932839" text:style-name="L156">
              <text:list-item>
                <text:p text:style-name="P172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1969235021085022037" text:style-name="L157">
              <text:list-item>
                <text:p text:style-name="P173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8649224253005108165" text:style-name="L158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9188383739724383353" text:style-name="L159">
              <text:list-item>
                <text:p text:style-name="P175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8441849505357799180" text:style-name="L160">
              <text:list-item>
                <text:p text:style-name="P176">펌프차. 그의 팔. 팔 팁에 공기 튜브가 붙져있다.</text:p>
              </text:list-item>
              <text:list-item>
                <text:p text:style-name="P176">여기에 부딪치면, 튜브가 분리될 가능성. 그러자, 튜브 자체가 날아, 자신의 눈 등에 부딪힐 가능성. </text:p>
              </text:list-item>
              <text:list-item>
                <text:p text:style-name="P176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7584646929118512435" text:style-name="L161">
              <text:list-item>
                <text:p text:style-name="P177">開始　9시 정도에는 시작하고 있었는가.</text:p>
              </text:list-item>
              <text:list-item>
                <text:p text:style-name="P177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7864922287902880755" text:style-name="L162">
              <text:list-item>
                <text:p text:style-name="P178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2291017715280889860" text:style-name="L163">
              <text:list-item>
                <text:p text:style-name="P179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4485689953243280732" text:style-name="L164">
              <text:list-item>
                <text:p text:style-name="P180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3619836855581904659" text:style-name="L165">
              <text:list-item>
                <text:p text:style-name="P18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7732960647839565456" text:style-name="L166">
              <text:list-item>
                <text:p text:style-name="P182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6966441027121420206" text:style-name="L167">
              <text:list-item>
                <text:p text:style-name="P183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1293299575574188465" text:style-name="L168">
              <text:list-item>
                <text:p text:style-name="P184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74317074577990921" text:style-name="L169">
              <text:list-item>
                <text:p text:style-name="P185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5346298186494999696" text:style-name="L170">
              <text:list-item>
                <text:p text:style-name="P186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5657608285034957929" text:style-name="L171">
              <text:list-item>
                <text:p text:style-name="P18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3526623753573382022" text:style-name="L172">
              <text:list-item>
                <text:p text:style-name="P188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7752016823366642213" text:style-name="L173">
              <text:list-item>
                <text:p text:style-name="P189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3935534451841335755" text:style-name="L174">
              <text:list-item>
                <text:p text:style-name="P190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5909957756908681064" text:style-name="L175">
              <text:list-item>
                <text:p text:style-name="P191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1474500089603800964" text:style-name="L176">
              <text:list-item>
                <text:p text:style-name="P192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4689475218245867281" text:style-name="L177">
              <text:list-item>
                <text:p text:style-name="P193">開始　：　１０時過ぎ</text:p>
              </text:list-item>
              <text:list-item>
                <text:p text:style-name="P193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6027405708673201646" text:style-name="L178">
              <text:list-item>
                <text:p text:style-name="P194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7767873050258126696" text:style-name="L179">
              <text:list-item>
                <text:p text:style-name="P195">バイブの人。私の担当。６０過ぎか。老人の風貌。小柄。１６０少しか。（P1）</text:p>
              </text:list-item>
              <text:list-item>
                <text:p text:style-name="P195">もうひとり、１７５近くか。痩せている。職長さんか。（P2）</text:p>
              </text:list-item>
              <text:list-item>
                <text:p text:style-name="P195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3613513650661924731" text:style-name="L180">
              <text:list-item>
                <text:p text:style-name="P196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9159730490292368235" text:style-name="L181">
              <text:list-item>
                <text:p text:style-name="P197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52927786932833149" text:style-name="L182">
              <text:list-item>
                <text:p text:style-name="P198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4087483992281034212" text:style-name="L183">
              <text:list-item>
                <text:p text:style-name="P199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2001070471106771562" text:style-name="L184">
              <text:list-item>
                <text:p text:style-name="P200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3422672043496927329" text:style-name="L185">
              <text:list-item>
                <text:p text:style-name="P201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6963915792705427406" text:style-name="L186">
              <text:list-item>
                <text:p text:style-name="P202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2381758105517615369" text:style-name="L187">
              <text:list-item>
                <text:p text:style-name="P203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5327326100954187352" text:style-name="L188">
              <text:list-item>
                <text:p text:style-name="P204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1120268120509240267" text:style-name="L189">
              <text:list-item>
                <text:p text:style-name="P205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1905253018989777981" text:style-name="L190">
              <text:list-item>
                <text:p text:style-name="P206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6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6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8014225246152737899" text:style-name="L191">
              <text:list-item>
                <text:p text:style-name="P207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1689643419584823427" text:style-name="L192">
              <text:list-item>
                <text:p text:style-name="P208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5519172207676610948" text:style-name="L193">
              <text:list-item>
                <text:p text:style-name="P209">開始</text:p>
              </text:list-item>
              <text:list-item>
                <text:p text:style-name="P209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1228994794180844100" text:style-name="L194">
              <text:list-item>
                <text:p text:style-name="P210">マルエス「工業」だったか。「マルエス」は、確か。カタカナ。</text:p>
              </text:list-item>
              <text:list-item>
                <text:p text:style-name="P210">2명. 모두 일본인. &lt;1&gt; 직장은 50대 겅도 일까. &lt;2&gt; 호스 담당자는 30대 중반 정도. 햇볕에 탄 얼굴.</text:p>
              </text:list-item>
              <text:list-item>
                <text:p text:style-name="P210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7658899461268554243" text:style-name="L195">
              <text:list-item>
                <text:p text:style-name="P211">바이브 담당분, 2 명. &lt;1&gt; 내가 담당했던 분은 직장 일까.</text:p>
              </text:list-item>
              <text:list-item>
                <text:p text:style-name="P211">마지막, 갈아입을 끝마치고, 건물의 옆을 통할 때, 다른 한 토공분이 그 곳에서 있다.</text:p>
              </text:list-item>
              <text:list-item>
                <text:p text:style-name="P211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1808466350757132339" text:style-name="L196">
              <text:list-item>
                <text:p text:style-name="P212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9183032234268851659" text:style-name="L197">
              <text:list-item>
                <text:p text:style-name="P213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1184009028546366106" text:style-name="L198">
              <text:list-item>
                <text:p text:style-name="P214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5152387090369750887" text:style-name="L199">
              <text:list-item>
                <text:p text:style-name="P215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2204655319932195021" text:style-name="L200">
              <text:list-item>
                <text:p text:style-name="P216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7277473049977229673" text:style-name="L201">
              <text:list-item>
                <text:p text:style-name="P217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8236598599230099032" text:style-name="L202">
              <text:list-item>
                <text:p text:style-name="P218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9206739923806455995" text:style-name="L203">
              <text:list-item>
                <text:p text:style-name="P219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3304303392007976244" text:style-name="L204">
              <text:list-item>
                <text:p text:style-name="P220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8916454735156379209" text:style-name="L205">
              <text:list-item>
                <text:p text:style-name="P221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7664044261532399152" text:style-name="L206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5727738623651248704" text:style-name="L207">
              <text:list-item>
                <text:p text:style-name="P223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1630973345294192803" text:style-name="L208">
              <text:list-item>
                <text:p text:style-name="P224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/>
      <text:p text:style-name="P2">---------------------------------------------------------------</text:p>
      <text:p text:style-name="P4"><text:soft-page-break/>[XXX] 20220317_091458</text:p>
      <text:p text:style-name="P14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3590619306303952233" text:style-name="L209">
              <text:list-item>
                <text:p text:style-name="P225">開始　9 시경.</text:p>
              </text:list-item>
              <text:list-item>
                <text:p text:style-name="P225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7697326155881841674" text:style-name="L210">
              <text:list-item>
                <text:p text:style-name="P226">(1) 2 며. 한 사람, 직장. 일본인. 다른 하나 분은 베트남인 일까.</text:p>
              </text:list-item>
              <text:list-item>
                <text:p text:style-name="P226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4985383440462547679" text:style-name="L211">
              <text:list-item>
                <text:p text:style-name="P227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8567083867662992757" text:style-name="L212">
              <text:list-item>
                <text:p text:style-name="P228">(1) 72 세. 자신이 말했다. 173 정도. &lt;1&gt; 말하는 모양, 표정. 치매증이 들어 있는 것일까라고 생각하고 있었다. </text:p>
              </text:list-item>
              <text:list-item>
                <text:p text:style-name="P228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23711970642266165" text:style-name="L213">
              <text:list-item>
                <text:p text:style-name="P229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2259268546978300215" text:style-name="L214">
              <text:list-item>
                <text:p text:style-name="P230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355663140614709097" text:style-name="L215">
              <text:list-item>
                <text:p text:style-name="P231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6237777206151972447" text:style-name="L216">
              <text:list-item>
                <text:p text:style-name="P232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6852128213819850056" text:style-name="L217">
              <text:list-item>
                <text:p text:style-name="P233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3372672345976720288" text:style-name="L218">
              <text:list-item>
                <text:p text:style-name="P234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8048019768071905729" text:style-name="L219">
              <text:list-item>
                <text:p text:style-name="P23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8159611388207871996" text:style-name="L220">
              <text:list-item>
                <text:p text:style-name="P236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6148550470981493744" text:style-name="L221">
              <text:list-item>
                <text:p text:style-name="P237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7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231409737020146528" text:style-name="L222">
              <text:list-item>
                <text:p text:style-name="P238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1876213253279132083" text:style-name="L223">
              <text:list-item>
                <text:p text:style-name="P239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6365465113441815597" text:style-name="L224">
              <text:list-item>
                <text:p text:style-name="P240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4"/>
      <text:p text:style-name="P4">[/ XXXX] 20220317_095809</text:p>
      <text:p text:style-name="P14"/>
      <text:p text:style-name="P7"/>
      <text:p text:style-name="P2">---------------------------------------------------------------</text:p>
      <text:p text:style-name="P4">[XXX] 20220324_154608</text:p>
      <text:p text:style-name="P14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499311720441408738" text:style-name="L225">
              <text:list-item>
                <text:p text:style-name="P241">開始 <text:s text:c="6"/>　9시 경.</text:p>
              </text:list-item>
              <text:list-item>
                <text:p text:style-name="P241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5072271339311982926" text:style-name="L226">
              <text:list-item>
                <text:p text:style-name="P242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2">다른 하나 젊은 사람에도 꾸중을 받고 있다.</text:p>
              </text:list-item>
              <text:list-item>
                <text:p text:style-name="P242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3536110736326055834" text:style-name="L227">
              <text:list-item>
                <text:p text:style-name="P243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1070812717837188388" text:style-name="L228">
              <text:list-item>
                <text:p text:style-name="P244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7979248998710563986" text:style-name="L229">
              <text:list-item>
                <text:p text:style-name="P245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4280484397746379684" text:style-name="L230">
              <text:list-item>
                <text:p text:style-name="P246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5963895991797232972" text:style-name="L231">
              <text:list-item>
                <text:p text:style-name="P247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155959511300956792" text:style-name="L232">
              <text:list-item>
                <text:p text:style-name="P248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6960558975543904608" text:style-name="L233">
              <text:list-item>
                <text:p text:style-name="P249">野口씨. 담배를 피운다. 담배의 상표는 `BOHEM` 와 같은 명칭. 한국의 담배.</text:p>
              </text:list-item>
              <text:list-item>
                <text:p text:style-name="P249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1958437841792098159" text:style-name="L234">
              <text:list-item>
                <text:p text:style-name="P250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7469328628584656892" text:style-name="L235">
              <text:list-item>
                <text:p text:style-name="P251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5916667781330414915" text:style-name="L236">
              <text:list-item>
                <text:p text:style-name="P252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3737107125259480278" text:style-name="L237">
              <text:list-item>
                <text:p text:style-name="P253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2077874498712855462" text:style-name="L238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3968334148166843419" text:style-name="L239">
              <text:list-item>
                <text:p text:style-name="P255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1619147797715171409" text:style-name="L240">
              <text:list-item>
                <text:p text:style-name="P256">끝부(端部). 울짱은 없고, 친줄(親綱)만의 장소, 있다.</text:p>
              </text:list-item>
            </text:list>
          </table:table-cell>
        </table:table-row>
      </table:table>
      <text:p text:style-name="P14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2720973359529067640" text:style-name="L241">
              <text:list-item>
                <text:p text:style-name="P257">開始　：　9시 지났을 경</text:p>
              </text:list-item>
              <text:list-item>
                <text:p text:style-name="P257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4843569569207503642" text:style-name="L242">
              <text:list-item>
                <text:p text:style-name="P258">OZAWA GROUP</text:p>
              </text:list-item>
              <text:list-item>
                <text:p text:style-name="P258">2 명. 모두 일본사람. &lt;1&gt; 작장인 듯한 사람. 목도리를 헬멧에 씌우고 있었다.</text:p>
              </text:list-item>
              <text:list-item>
                <text:p text:style-name="P258">다른 사람은 약간 작은 몸집. &lt;1&gt; 할복은 좋다.</text:p>
              </text:list-item>
              <text:list-item>
                <text:p text:style-name="P258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7616559982212071597" text:style-name="L243">
              <text:list-item>
                <text:p text:style-name="P259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59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7415862408528095314" text:style-name="L244">
              <text:list-item>
                <text:p text:style-name="P260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4703589619931140217" text:style-name="L245">
              <text:list-item>
                <text:p text:style-name="P261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7475015443446583054" text:style-name="L246">
              <text:list-item>
                <text:p text:style-name="P262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8685006551677852927" text:style-name="L247">
              <text:list-item>
                <text:p text:style-name="P263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1935819157436600743" text:style-name="L248">
              <text:list-item>
                <text:p text:style-name="P264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3725748335463780273" text:style-name="L249">
              <text:list-item>
                <text:p text:style-name="P265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9220547538161704111" text:style-name="L250">
              <text:list-item>
                <text:p text:style-name="P266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7108930832763001051" text:style-name="L251">
              <text:list-item>
                <text:p text:style-name="P267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48668112837279437" text:style-name="L252">
              <text:list-item>
                <text:p text:style-name="P268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7768218972254027203" text:style-name="L253">
              <text:list-item>
                <text:p text:style-name="P269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5409528504038018718" text:style-name="L254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7077789488407444874" text:style-name="L255">
              <text:list-item>
                <text:p text:style-name="P271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3885940814448963116" text:style-name="L256">
              <text:list-item>
                <text:p text:style-name="P272"/>
              </text:list-item>
            </text:list>
          </table:table-cell>
        </table:table-row>
      </table:table>
      <text:p text:style-name="P14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4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1451799490971250505" text:style-name="L257">
              <text:list-item>
                <text:p text:style-name="P273">開始　９：１５？</text:p>
              </text:list-item>
              <text:list-item>
                <text:p text:style-name="P273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4088592795106353522" text:style-name="L258">
              <text:list-item>
                <text:p text:style-name="P274">FUJITA</text:p>
              </text:list-item>
              <text:list-item>
                <text:p text:style-name="P274">3명. 모두 일본인.</text:p>
              </text:list-item>
              <text:list-item>
                <text:p text:style-name="P274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4">직장분일까, 아침엔 펌프차를 운전하고 있었다. &lt;1&gt; 연배(年配)의 사람. 165 정도. &lt;2&gt; 햇볕에 타고 있다.</text:p>
              </text:list-item>
              <text:list-item>
                <text:p text:style-name="P274">종반, 이 직장이 호스를 담당하고있다. 내뿜기(吹き出し)의 밑동아리(付け根)를 타설. </text:p>
              </text:list-item>
              <text:list-item>
                <text:p text:style-name="P274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6730966585989824709" text:style-name="L259">
              <text:list-item>
                <text:p text:style-name="P275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9119951882578696861" text:style-name="L260">
              <text:list-item>
                <text:p text:style-name="P276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8424175855877557108" text:style-name="L261">
              <text:list-item>
                <text:p text:style-name="P277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5783609833346201629" text:style-name="L262">
              <text:list-item>
                <text:p text:style-name="P278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2358484793818416826" text:style-name="L263">
              <text:list-item>
                <text:p text:style-name="P279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7646492486169512562" text:style-name="L264">
              <text:list-item>
                <text:p text:style-name="P280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3359756215540945898" text:style-name="L265">
              <text:list-item>
                <text:p text:style-name="P281">아침엔 2 명. 오후 경에서 인가, 직장 듯한 사람은 보이지 않고 있다.</text:p>
              </text:list-item>
              <text:list-item>
                <text:p text:style-name="P281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6039390825793726899" text:style-name="L266">
              <text:list-item>
                <text:p text:style-name="P282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5245472119512125340" text:style-name="L267">
              <text:list-item>
                <text:p text:style-name="P283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8910068183941122892" text:style-name="L268">
              <text:list-item>
                <text:p text:style-name="P284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5807470404138339050" text:style-name="L269">
              <text:list-item>
                <text:p text:style-name="P285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1106966208137484287" text:style-name="L270">
              <text:list-item>
                <text:p text:style-name="P286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4295762155316482825" text:style-name="L271">
              <text:list-item>
                <text:p text:style-name="P287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2810894857892723106" text:style-name="L272">
              <text:list-item>
                <text:p text:style-name="P288"/>
              </text:list-item>
            </text:list>
          </table:table-cell>
        </table:table-row>
      </table:table>
      <text:p text:style-name="P14"/>
      <text:p text:style-name="P4">[/ XXXX] 20220406_160241</text:p>
      <text:p text:style-name="P14"/>
      <text:p text:style-name="P14"/>
      <text:p text:style-name="P7"/>
      <text:p text:style-name="P2">---------------------------------------------------------------</text:p>
      <text:p text:style-name="P4">[XXX] 20220417_142141</text:p>
      <text:p text:style-name="P14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3242750428490801886" text:style-name="L305">
              <text:list-item>
                <text:p text:style-name="P319">開始 <text:s text:c="2"/>9시 경.</text:p>
              </text:list-item>
              <text:list-item>
                <text:p text:style-name="P319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9176915647744338115" text:style-name="L273">
              <text:list-item>
                <text:p text:style-name="P289">2 명. &lt;1&gt; 컨트롤러를 조작하고 있던 사람. 선글라스를 하고있었다.</text:p>
              </text:list-item>
              <text:list-item>
                <text:p text:style-name="P289">호스를 다루고 있던 사람. 직장님 일까. &lt;1&gt; 미간[眉間에 세로의 주름[シワ이 한 개 들어있다.</text:p>
              </text:list-item>
              <text:list-item>
                <text:p text:style-name="P289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8656544866592087107" text:style-name="L274">
              <text:list-item>
                <text:p text:style-name="P290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0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2595503086543423147" text:style-name="L275">
              <text:list-item>
                <text:p text:style-name="P291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4439970509590129876" text:style-name="L276">
              <text:list-item>
                <text:p text:style-name="P292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4577461915606973043" text:style-name="L277">
              <text:list-item>
                <text:p text:style-name="P293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6939449562945090933" text:style-name="L278">
              <text:list-item>
                <text:p text:style-name="P294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5087353191292523935" text:style-name="L279">
              <text:list-item>
                <text:p text:style-name="P295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7529195080740494315" text:style-name="L280">
              <text:list-item>
                <text:p text:style-name="P296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3504609795729857325" text:style-name="L281">
              <text:list-item>
                <text:p text:style-name="P297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8941498967058025724" text:style-name="L282">
              <text:list-item>
                <text:p text:style-name="P298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1382236630788519010" text:style-name="L283">
              <text:list-item>
                <text:p text:style-name="P299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299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7573237281245952654" text:style-name="L284">
              <text:list-item>
                <text:p text:style-name="P300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5119139367695769305" text:style-name="L285">
              <text:list-item>
                <text:p text:style-name="P301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944680553332453699" text:style-name="L286">
              <text:list-item>
                <text:p text:style-name="P302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4958796582281224786" text:style-name="L287">
              <text:list-item>
                <text:p text:style-name="P303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3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4"/>
      <text:p text:style-name="P4">[/ XXXX] 20220417_150945</text:p>
      <text:p text:style-name="P14"/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/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35353961" text:continue-list="list7675553071935199387" text:style-name="L17">
              <text:list-item>
                <text:p text:style-name="P33">開始</text:p>
              </text:list-item>
              <text:list-item>
                <text:p text:style-name="P33"><text:soft-page-break/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6474965320882901057" text:style-name="L306">
              <text:list-item>
                <text:p text:style-name="P320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8275068520483398975" text:style-name="L307">
              <text:list-item>
                <text:p text:style-name="P321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6501236399890448171" text:style-name="L308">
              <text:list-item>
                <text:p text:style-name="P322"/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5987205022166480272" text:style-name="L309">
              <text:list-item>
                <text:p text:style-name="P323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8717887009458108531" text:style-name="L310">
              <text:list-item>
                <text:p text:style-name="P324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8863795677742627572" text:style-name="L311">
              <text:list-item>
                <text:p text:style-name="P325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6828807633549193258" text:style-name="L312">
              <text:list-item>
                <text:p text:style-name="P326"/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4710062910555196439" text:style-name="L313">
              <text:list-item>
                <text:p text:style-name="P327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2111903885710727957" text:style-name="L314">
              <text:list-item>
                <text:p text:style-name="P328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8127750466690779419" text:style-name="L315">
              <text:list-item>
                <text:p text:style-name="P329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4181146272098296246" text:style-name="L316">
              <text:list-item>
                <text:p text:style-name="P330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事物</text:p>
          </table:table-cell>
          <table:table-cell table:style-name="表19.C2" office:value-type="string">
            <text:list xml:id="list3608304822097649092" text:style-name="L317">
              <text:list-item>
                <text:p text:style-name="P331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5902511945450009485" text:style-name="L318">
              <text:list-item>
                <text:p text:style-name="P332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2706241654050242532" text:style-name="L319">
              <text:list-item>
                <text:p text:style-name="P333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<text:soft-page-break/>知、危険感知</text:p>
          </table:table-cell>
          <table:table-cell table:style-name="表19.C2" office:value-type="string">
            <text:list xml:id="list1475633304816000302" text:style-name="L320">
              <text:list-item>
                <text:p text:style-name="P334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5"/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5337466" text:continue-list="list35353961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8072495033955258600" text:style-name="L288">
              <text:list-item>
                <text:p text:style-name="P30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3004063743513684903" text:style-name="L289">
              <text:list-item>
                <text:p text:style-name="P30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8231417525834937271" text:style-name="L290">
              <text:list-item>
                <text:p text:style-name="P306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6622910242494082760" text:style-name="L291">
              <text:list-item>
                <text:p text:style-name="P30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505197887889729354" text:style-name="L292">
              <text:list-item>
                <text:p text:style-name="P30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oft-page-break/><text:span text:style-name="T2">ん</text:span></text:p>
          </table:table-cell>
          <table:table-cell table:style-name="表13.C2" office:value-type="string">
            <text:list xml:id="list1261776529562776538" text:style-name="L293">
              <text:list-item>
                <text:p text:style-name="P30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641287034602270681" text:style-name="L294">
              <text:list-item>
                <text:p text:style-name="P31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6015575705643101501" text:style-name="L295">
              <text:list-item>
                <text:p text:style-name="P31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2421145986148834999" text:style-name="L296">
              <text:list-item>
                <text:p text:style-name="P31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579567835169001951" text:style-name="L297">
              <text:list-item>
                <text:p text:style-name="P31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1802979269054180357" text:style-name="L298">
              <text:list-item>
                <text:p text:style-name="P31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6279509188284237663" text:style-name="L299">
              <text:list-item>
                <text:p text:style-name="P31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7718258221628534542" text:style-name="L300">
              <text:list-item>
                <text:p text:style-name="P31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4138459302138876119" text:style-name="L301">
              <text:list-item>
                <text:p text:style-name="P31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3101014008593208653" text:style-name="L302">
              <text:list-item>
                <text:p text:style-name="P318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3735435448800505341" text:style-name="L303">
        <text:list-item>
          <text:p text:style-name="P340">start apps</text:p>
          <text:list>
            <text:list-item>
              <text:p text:style-name="P340">doc (this)</text:p>
            </text:list-item>
            <text:list-item>
              <text:p text:style-name="P340">folder : C:\WORKS_2\WS\WS_Others.miscs\misc_files</text:p>
            </text:list-item>
            <text:list-item>
              <text:p text:style-name="P340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5344277" text:continue-numbering="true" text:style-name="L303">
        <text:list-item>
          <text:list>
            <text:list-item>
              <text:p text:style-name="P340"/>
              <text:list>
                <text:list-item>
                  <text:p text:style-name="P34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5379707967314760294" text:style-name="L304">
        <text:list-item>
          <text:p text:style-name="P338">close</text:p>
          <text:list>
            <text:list-item>
              <text:p text:style-name="P338">image file</text:p>
            </text:list-item>
            <text:list-item>
              <text:p text:style-name="P33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38">folder : C:\WORKS_2\WS\WS_Others.miscs\misc_files</text:p>
            </text:list-item>
            <text:list-item>
              <text:p text:style-name="P338">this</text:p>
            </text:list-item>
          </text:list>
        </text:list-item>
        <text:list-item>
          <text:p text:style-name="P33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5323568" text:continue-numbering="true" text:style-name="L304">
        <text:list-item>
          <text:p text:style-name="P345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4-17T15:10:12.30</dc:date>
    <dc:creator>iwabuchi ken</dc:creator>
    <meta:editing-duration>P2DT18H37M18S</meta:editing-duration>
    <meta:editing-cycles>382</meta:editing-cycles>
    <meta:generator>OpenOffice/4.1.3$Win32 OpenOffice.org_project/413m1$Build-9783</meta:generator>
    <meta:document-statistic meta:table-count="22" meta:image-count="0" meta:object-count="0" meta:page-count="35" meta:paragraph-count="1084" meta:word-count="11679" meta:character-count="18606"/>
  </office:meta>
</office:document-meta>
</file>